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png" manifest:full-path="Pictures/10000000000000310000004697198391.png"/>
  <manifest:file-entry manifest:media-type="image/png" manifest:full-path="Pictures/100000000000001A0000001A2B588D58.png"/>
  <manifest:file-entry manifest:media-type="image/png" manifest:full-path="Pictures/100002010000001E0000001E4820C2E0.png"/>
  <manifest:file-entry manifest:media-type="image/png" manifest:full-path="Pictures/10000201000000200000002093D221BE.png"/>
  <manifest:file-entry manifest:media-type="image/jpeg" manifest:full-path="Pictures/100000000000002600000027025EC39E.jpg"/>
  <manifest:file-entry manifest:media-type="" manifest:full-path="Pictures/20000007000041860000143F6721E68F.svm"/>
  <manifest:file-entry manifest:media-type="image/jpeg" manifest:full-path="Pictures/100000000000001F000000225693E4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Lucida Grande" svg:font-family="'Lucida Grande', Arial, 'Helvetica Neue', sans-serif"/>
    <style:font-face style:name="Mangal1" svg:font-family="Mangal"/>
    <style:font-face style:name="OpenSymbol" svg:font-family="OpenSymbol"/>
    <style:font-face style:name="Verdana" svg:font-family="Verdana, Geneva, sans-serif"/>
    <style:font-face style:name="Verdana1" svg:font-family="Verdana, Helvetica, Arial"/>
    <style:font-face style:name="sans-serif" svg:font-family="sans-serif"/>
    <style:font-face style:name="Arial1" svg:font-family="Arial, Arial"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style style:name="P10" style:family="paragraph" style:parent-style-name="Standard">
      <style:text-properties fo:color="#000000" style:font-name="Arial1" fo:font-size="10pt" style:font-name-asian="Arial1" style:font-size-asian="10pt" style:font-name-complex="Arial1" style:font-size-complex="10pt"/>
    </style:style>
    <style:style style:name="P11" style:family="paragraph" style:parent-style-name="Standard">
      <style:paragraph-properties style:text-autospace="none"/>
    </style:style>
    <style:style style:name="P12" style:family="paragraph" style:parent-style-name="Standard" style:list-style-name="L4">
      <style:paragraph-properties>
        <style:tab-stops/>
      </style:paragraph-properties>
    </style:style>
    <style:style style:name="P13" style:family="paragraph" style:parent-style-name="Text_20_body">
      <style:paragraph-properties fo:text-align="justify" style:justify-single-word="false" fo:orphans="2" fo:widows="2" style:writing-mode="lr-tb"/>
    </style:style>
    <style:style style:name="P14" style:family="paragraph" style:parent-style-name="Standard" style:list-style-name="L5">
      <style:paragraph-properties>
        <style:tab-stops/>
      </style:paragraph-properties>
    </style:style>
    <style:style style:name="P15"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6" style:family="paragraph" style:parent-style-name="Standard" style:list-style-name="L6">
      <style:paragraph-properties>
        <style:tab-stops/>
      </style:paragraph-properties>
    </style:style>
    <style:style style:name="P17"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8"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1" style:family="paragraph" style:parent-style-name="Footer">
      <style:paragraph-properties fo:text-align="center" style:justify-single-word="false"/>
      <style:text-properties fo:color="#666666" fo:font-style="italic" style:font-style-asian="italic" style:font-style-complex="italic"/>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30"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1"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32"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3" style:family="paragraph" style:parent-style-name="Standard" style:list-style-name="L1">
      <style:paragraph-properties>
        <style:tab-stops/>
      </style:paragraph-properties>
    </style:style>
    <style:style style:name="P34" style:family="paragraph" style:parent-style-name="Standard" style:list-style-name="L2">
      <style:paragraph-properties>
        <style:tab-stops/>
      </style:paragraph-properties>
    </style:style>
    <style:style style:name="P35" style:family="paragraph" style:parent-style-name="Standard" style:list-style-name="L4">
      <style:paragraph-properties>
        <style:tab-stops/>
      </style:paragraph-properties>
    </style:style>
    <style:style style:name="P36" style:family="paragraph" style:parent-style-name="Standard" style:list-style-name="L5">
      <style:paragraph-properties>
        <style:tab-stops/>
      </style:paragraph-properties>
    </style:style>
    <style:style style:name="P37" style:family="paragraph" style:parent-style-name="Standard" style:list-style-name="L6">
      <style:paragraph-properties>
        <style:tab-stops/>
      </style:paragraph-properties>
    </style:style>
    <style:style style:name="P38" style:family="paragraph" style:parent-style-name="Standard" style:list-style-name="L3"/>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Standard">
      <style:text-properties fo:color="#000000" style:font-name="Arial1" fo:font-size="10pt" style:font-name-asian="Arial1" style:font-size-asian="10pt" style:font-name-complex="Arial1" style:font-size-complex="10pt"/>
    </style:style>
    <style:style style:name="P43" style:family="paragraph" style:parent-style-name="Standard">
      <style:paragraph-properties style:text-autospace="none"/>
    </style:style>
    <style:style style:name="P44" style:family="paragraph" style:parent-style-name="Standard" style:list-style-name="L10"/>
    <style:style style:name="P45" style:family="paragraph" style:parent-style-name="Standard" style:list-style-name="L12"/>
    <style:style style:name="P46" style:family="paragraph" style:parent-style-name="Standard" style:list-style-name="WWNum3">
      <style:paragraph-properties fo:margin-left="0.053cm" fo:margin-right="0cm" fo:text-indent="0cm" style:auto-text-indent="false">
        <style:tab-stops/>
      </style:paragraph-properties>
    </style:style>
    <style:style style:name="P47" style:family="paragraph" style:parent-style-name="Standard" style:list-style-name="WWNum3">
      <style:paragraph-properties fo:margin-left="1.244cm" fo:margin-right="0cm" fo:text-indent="-1.191cm" style:auto-text-indent="false">
        <style:tab-stops/>
      </style:paragraph-properties>
    </style:style>
    <style:style style:name="P48" style:family="paragraph" style:parent-style-name="Standard" style:list-style-name="WWNum3">
      <style:paragraph-properties fo:margin-left="2.501cm" fo:margin-right="0cm" fo:text-indent="-1.191cm" style:auto-text-indent="false">
        <style:tab-stops/>
      </style:paragraph-properties>
    </style:style>
    <style:style style:name="P49" style:family="paragraph" style:parent-style-name="Standard" style:list-style-name="WWNum3">
      <style:paragraph-properties fo:margin-left="1.251cm" fo:margin-right="0cm" fo:text-indent="0cm" style:auto-text-indent="false">
        <style:tab-stops/>
      </style:paragraph-properties>
    </style:style>
    <style:style style:name="P50" style:family="paragraph" style:parent-style-name="Standard" style:list-style-name="L7">
      <style:paragraph-properties fo:margin-left="0cm" fo:margin-right="0cm" fo:text-indent="-0.635cm" style:auto-text-indent="false"/>
    </style:style>
    <style:style style:name="P51"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52" style:family="paragraph" style:parent-style-name="Heading_20_3">
      <style:text-properties fo:font-style="italic" style:font-style-asian="italic" style:font-style-complex="italic"/>
    </style:style>
    <style:style style:name="P53"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4"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5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7" style:family="paragraph" style:parent-style-name="Text_20_body">
      <style:paragraph-properties fo:text-align="justify" style:justify-single-word="false" fo:orphans="2" fo:widows="2" style:writing-mode="lr-tb"/>
    </style:style>
    <style:style style:name="P58" style:family="paragraph" style:parent-style-name="Referencia" style:list-style-name="L7"/>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alibri1"/>
    </style:style>
    <style:style style:name="T5" style:family="text">
      <style:text-properties style:use-window-font-color="tru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Calibri1"/>
    </style:style>
    <style:style style:name="T10" style:family="text">
      <style:text-properties style:use-window-font-color="true" fo:font-weight="bold" style:font-weight-asian="bold" style:font-weight-complex="bold"/>
    </style:style>
    <style:style style:name="T11" style:family="text">
      <style:text-properties style:use-window-font-color="true" style:font-name="Times New Roman1" fo:font-size="12pt"/>
    </style:style>
    <style:style style:name="T12" style:family="text">
      <style:text-properties fo:font-weight="normal" style:font-weight-asian="normal" style:font-weight-complex="normal"/>
    </style:style>
    <style:style style:name="T13" style:family="text">
      <style:text-properties fo:font-variant="normal" fo:text-transform="none" fo:color="#000000" style:font-name="sans-serif" fo:font-size="9.75pt" fo:letter-spacing="normal" fo:font-style="normal" fo:font-weight="bold"/>
    </style:style>
    <style:style style:name="T1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025EC39E.jpg" xlink:type="simple" xlink:actuate="onLoad" style:position="center center" style:repeat="no-repeat" draw:opacity="100%"/>
        <style:columns fo:column-count="1" fo:column-gap="0cm"/>
      </style:graphic-properties>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5693E46F.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03780416" text:id="ct103780416">
          <text:insertion>
            <office:change-info>
              <dc:creator>Alba Neila</dc:creator>
              <dc:date>2013-11-19T22:52:00</dc:date>
            </office:change-info>
          </text:insertion>
        </text:changed-region>
        <text:changed-region xml:id="ct103780520" text:id="ct103780520">
          <text:insertion>
            <office:change-info>
              <dc:creator>Alba Neila</dc:creator>
              <dc:date>2013-11-19T22:53:00</dc:date>
            </office:change-info>
          </text:insertion>
        </text:changed-region>
        <text:changed-region xml:id="ct103780624" text:id="ct103780624">
          <text:insertion>
            <office:change-info>
              <dc:creator>Alba Neila</dc:creator>
              <dc:date>2013-11-19T22:53:00</dc:date>
            </office:change-info>
          </text:insertion>
        </text:changed-region>
        <text:changed-region xml:id="ct103780728" text:id="ct103780728">
          <text:insertion>
            <office:change-info>
              <dc:creator>Alba Neila</dc:creator>
              <dc:date>2013-11-19T22:54:00</dc:date>
            </office:change-info>
          </text:insertion>
        </text:changed-region>
        <text:changed-region xml:id="ct103780832" text:id="ct103780832">
          <text:insertion>
            <office:change-info>
              <dc:creator>Alba Neila</dc:creator>
              <dc:date>2013-11-19T22:55:00</dc:date>
            </office:change-info>
          </text:insertion>
        </text:changed-region>
        <text:changed-region xml:id="ct103780936" text:id="ct103780936">
          <text:insertion>
            <office:change-info>
              <dc:creator>Alba Neila</dc:creator>
              <dc:date>2013-11-19T23:13:00</dc:date>
            </office:change-info>
          </text:insertion>
        </text:changed-region>
        <text:changed-region xml:id="ct103781040" text:id="ct103781040">
          <text:insertion>
            <office:change-info>
              <dc:creator>Alba Neila</dc:creator>
              <dc:date>2013-11-19T23:37:00</dc:date>
            </office:change-info>
          </text:insertion>
        </text:changed-region>
        <text:changed-region xml:id="ct103159040" text:id="ct103159040">
          <text:insertion>
            <office:change-info>
              <dc:creator>Alba Neila</dc:creator>
              <dc:date>2013-11-20T10:50:00</dc:date>
            </office:change-info>
          </text:insertion>
        </text:changed-region>
        <text:changed-region xml:id="ct212271288" text:id="ct212271288">
          <text:insertion>
            <office:change-info>
              <dc:creator>Alba Neila</dc:creator>
              <dc:date>2013-11-20T10:57:00</dc:date>
            </office:change-info>
          </text:insertion>
        </text:changed-region>
        <text:changed-region xml:id="ct212271912" text:id="ct212271912">
          <text:insertion>
            <office:change-info>
              <dc:creator>Alba Neila</dc:creator>
              <dc:date>2013-11-20T10:58:00</dc:date>
            </office:change-info>
          </text:insertion>
        </text:changed-region>
        <text:changed-region xml:id="ct211714256" text:id="ct211714256">
          <text:insertion>
            <office:change-info>
              <dc:creator>Alba Neila</dc:creator>
              <dc:date>2013-11-20T11:27:00</dc:date>
            </office:change-info>
          </text:insertion>
        </text:changed-region>
        <text:changed-region xml:id="ct211714360" text:id="ct211714360">
          <text:insertion>
            <office:change-info>
              <dc:creator>Alba Neila</dc:creator>
              <dc:date>2013-11-20T11:28:00</dc:date>
            </office:change-info>
          </text:insertion>
        </text:changed-region>
        <text:changed-region xml:id="ct211679768" text:id="ct211679768">
          <text:insertion>
            <office:change-info>
              <dc:creator>Alba Neila</dc:creator>
              <dc:date>2013-11-20T11:47:00</dc:date>
            </office:change-info>
          </text:insertion>
        </text:changed-region>
        <text:changed-region xml:id="ct212270976" text:id="ct212270976">
          <text:insertion>
            <office:change-info>
              <dc:creator>Alba Neila</dc:creator>
              <dc:date>2013-11-20T11:47:00</dc:date>
            </office:change-info>
          </text:insertion>
        </text:changed-region>
        <text:changed-region xml:id="ct103159144" text:id="ct103159144">
          <text:insertion>
            <office:change-info>
              <dc:creator>Alba Neila</dc:creator>
              <dc:date>2013-11-20T10:51:00</dc:date>
            </office:change-info>
          </text:insertion>
        </text:changed-region>
        <text:changed-region xml:id="ct103158728" text:id="ct103158728">
          <text:insertion>
            <office:change-info>
              <dc:creator>Alba Neila</dc:creator>
              <dc:date>2013-11-20T10:52:00</dc:date>
            </office:change-info>
          </text:insertion>
        </text:changed-region>
        <text:changed-region xml:id="ct103777712" text:id="ct103777712">
          <text:insertion>
            <office:change-info>
              <dc:creator>Alba Neila</dc:creator>
              <dc:date>2013-11-14T14:28:00</dc:date>
            </office:change-info>
          </text:insertion>
        </text:changed-region>
        <text:changed-region xml:id="ct103778128" text:id="ct103778128">
          <text:insertion>
            <office:change-info>
              <dc:creator>Alba Neila</dc:creator>
              <dc:date>2013-11-14T16:30:00</dc:date>
            </office:change-info>
          </text:insertion>
        </text:changed-region>
        <text:changed-region xml:id="ct103778232" text:id="ct103778232">
          <text:insertion>
            <office:change-info>
              <dc:creator>Alba Neila</dc:creator>
              <dc:date>2013-11-14T16:31:00</dc:date>
            </office:change-info>
          </text:insertion>
        </text:changed-region>
        <text:changed-region xml:id="ct103777816" text:id="ct103777816">
          <text:insertion>
            <office:change-info>
              <dc:creator>Alba Neila</dc:creator>
              <dc:date>2013-11-14T16:31:00</dc:date>
            </office:change-info>
          </text:insertion>
        </text:changed-region>
        <text:changed-region xml:id="ct103778336" text:id="ct103778336">
          <text:insertion>
            <office:change-info>
              <dc:creator>Alba Neila</dc:creator>
              <dc:date>2013-11-14T14:28:00</dc:date>
            </office:change-info>
          </text:insertion>
        </text:changed-region>
        <text:changed-region xml:id="ct103778440" text:id="ct103778440">
          <text:insertion>
            <office:change-info>
              <dc:creator>Alba Neila</dc:creator>
              <dc:date>2013-11-15T18:55:00</dc:date>
            </office:change-info>
          </text:insertion>
        </text:changed-region>
        <text:changed-region xml:id="ct103778544" text:id="ct103778544">
          <text:insertion>
            <office:change-info>
              <dc:creator>Alba Neila</dc:creator>
              <dc:date>2013-11-15T19:01:00</dc:date>
            </office:change-info>
          </text:insertion>
        </text:changed-region>
        <text:changed-region xml:id="ct103778648" text:id="ct103778648">
          <text:insertion>
            <office:change-info>
              <dc:creator>Alba Neila</dc:creator>
              <dc:date>2013-11-14T14:28:00</dc:date>
            </office:change-info>
          </text:insertion>
        </text:changed-region>
        <text:changed-region xml:id="ct103778752" text:id="ct103778752">
          <text:insertion>
            <office:change-info>
              <dc:creator>Alba Neila</dc:creator>
              <dc:date>2013-11-18T11:46:00</dc:date>
            </office:change-info>
          </text:insertion>
        </text:changed-region>
        <text:changed-region xml:id="ct103778856" text:id="ct103778856">
          <text:insertion>
            <office:change-info>
              <dc:creator>Alba Neila</dc:creator>
              <dc:date>2013-11-14T14:28:00</dc:date>
            </office:change-info>
          </text:insertion>
        </text:changed-region>
        <text:changed-region xml:id="ct103778960" text:id="ct103778960">
          <text:insertion>
            <office:change-info>
              <dc:creator>Alba Neila</dc:creator>
              <dc:date>2013-11-15T19:09:00</dc:date>
            </office:change-info>
          </text:insertion>
        </text:changed-region>
        <text:changed-region xml:id="ct103779064" text:id="ct103779064">
          <text:insertion>
            <office:change-info>
              <dc:creator>Alba Neila</dc:creator>
              <dc:date>2013-11-15T19:11:00</dc:date>
            </office:change-info>
          </text:insertion>
        </text:changed-region>
        <text:changed-region xml:id="ct103779168" text:id="ct103779168">
          <text:insertion>
            <office:change-info>
              <dc:creator>Alba Neila</dc:creator>
              <dc:date>2013-11-19T20:45:00</dc:date>
            </office:change-info>
          </text:insertion>
        </text:changed-region>
        <text:changed-region xml:id="ct103779272" text:id="ct103779272">
          <text:insertion>
            <office:change-info>
              <dc:creator>Alba Neila</dc:creator>
              <dc:date>2013-11-19T20:58:00</dc:date>
            </office:change-info>
          </text:insertion>
        </text:changed-region>
        <text:changed-region xml:id="ct103779376" text:id="ct103779376">
          <text:insertion>
            <office:change-info>
              <dc:creator>Alba Neila</dc:creator>
              <dc:date>2013-11-19T20:46:00</dc:date>
            </office:change-info>
          </text:insertion>
        </text:changed-region>
        <text:changed-region xml:id="ct103779480" text:id="ct103779480">
          <text:insertion>
            <office:change-info>
              <dc:creator>Alba Neila</dc:creator>
              <dc:date>2013-11-19T20:47:00</dc:date>
            </office:change-info>
          </text:insertion>
        </text:changed-region>
        <text:changed-region xml:id="ct103779584" text:id="ct103779584">
          <text:insertion>
            <office:change-info>
              <dc:creator>Alba Neila</dc:creator>
              <dc:date>2013-11-19T20:59:00</dc:date>
            </office:change-info>
          </text:insertion>
        </text:changed-region>
        <text:changed-region xml:id="ct103779688" text:id="ct103779688">
          <text:insertion>
            <office:change-info>
              <dc:creator>Alba Neila</dc:creator>
              <dc:date>2013-11-19T21:04:00</dc:date>
            </office:change-info>
          </text:insertion>
        </text:changed-region>
        <text:changed-region xml:id="ct103779792" text:id="ct103779792">
          <text:insertion>
            <office:change-info>
              <dc:creator>Alba Neila</dc:creator>
              <dc:date>2013-11-19T21:05:00</dc:date>
            </office:change-info>
          </text:insertion>
        </text:changed-region>
        <text:changed-region xml:id="ct103779896" text:id="ct103779896">
          <text:insertion>
            <office:change-info>
              <dc:creator>Alba Neila</dc:creator>
              <dc:date>2013-11-14T14:28:00</dc:date>
            </office:change-info>
          </text:insertion>
        </text:changed-region>
        <text:changed-region xml:id="ct103780000" text:id="ct103780000">
          <text:insertion>
            <office:change-info>
              <dc:creator>Alba Neila</dc:creator>
              <dc:date>2013-11-19T22:47:00</dc:date>
            </office:change-info>
          </text:insertion>
        </text:changed-region>
        <text:changed-region xml:id="ct103780104" text:id="ct103780104">
          <text:insertion>
            <office:change-info>
              <dc:creator>Alba Neila</dc:creator>
              <dc:date>2013-11-19T22:48:00</dc:date>
            </office:change-info>
          </text:insertion>
        </text:changed-region>
        <text:changed-region xml:id="ct103780312" text:id="ct103780312">
          <text:insertion>
            <office:change-info>
              <dc:creator>Alba Neila</dc:creator>
              <dc:date>2013-11-19T22:49:00</dc:date>
            </office:change-info>
          </text:insertion>
        </text:changed-region>
        <text:changed-region xml:id="ct103781144" text:id="ct103781144">
          <text:insertion>
            <office:change-info>
              <dc:creator>Alba Neila</dc:creator>
              <dc:date>2013-11-14T14:28:00</dc:date>
            </office:change-info>
          </text:insertion>
        </text:changed-region>
        <text:changed-region xml:id="ct211672592" text:id="ct211672592">
          <text:insertion>
            <office:change-info>
              <dc:creator>Alba Neila</dc:creator>
              <dc:date>2013-11-20T10:33:00</dc:date>
            </office:change-info>
          </text:insertion>
        </text:changed-region>
        <text:changed-region xml:id="ct211679248" text:id="ct211679248">
          <text:insertion>
            <office:change-info>
              <dc:creator>Alba Neila</dc:creator>
              <dc:date>2013-11-14T14:28:00</dc:date>
            </office:change-info>
          </text:insertion>
        </text:changed-region>
        <text:changed-region xml:id="ct212271392" text:id="ct212271392">
          <text:insertion>
            <office:change-info>
              <dc:creator>Alba Neila</dc:creator>
              <dc:date>2013-11-20T10:54:00</dc:date>
            </office:change-info>
          </text:insertion>
        </text:changed-region>
        <text:changed-region xml:id="ct212271808" text:id="ct212271808">
          <text:insertion>
            <office:change-info>
              <dc:creator>Alba Neila</dc:creator>
              <dc:date>2013-11-20T11:02:00</dc:date>
            </office:change-info>
          </text:insertion>
        </text:changed-region>
        <text:changed-region xml:id="ct103159248" text:id="ct103159248">
          <text:insertion>
            <office:change-info>
              <dc:creator>Alba Neila</dc:creator>
              <dc:date>2013-11-20T11:11:00</dc:date>
            </office:change-info>
          </text:insertion>
        </text:changed-region>
        <text:changed-region xml:id="ct212271600" text:id="ct212271600">
          <text:insertion>
            <office:change-info>
              <dc:creator>Alba Neila</dc:creator>
              <dc:date>2013-11-20T11:25:00</dc:date>
            </office:change-info>
          </text:insertion>
        </text:changed-region>
        <text:changed-region xml:id="ct212270872" text:id="ct212270872">
          <text:insertion>
            <office:change-info>
              <dc:creator>Alba Neila</dc:creator>
              <dc:date>2013-11-20T11:27:00</dc:date>
            </office:change-info>
          </text:insertion>
        </text:changed-region>
        <text:changed-region xml:id="ct211678624" text:id="ct211678624">
          <text:insertion>
            <office:change-info>
              <dc:creator>Alba Neila</dc:creator>
              <dc:date>2013-11-20T11:28:00</dc:date>
            </office:change-info>
          </text:insertion>
        </text:changed-region>
        <text:changed-region xml:id="ct212270664" text:id="ct212270664">
          <text:insertion>
            <office:change-info>
              <dc:creator>Alba Neila</dc:creator>
              <dc:date>2013-11-20T11:11:00</dc:date>
            </office:change-info>
          </text:insertion>
        </text:changed-region>
        <text:changed-region xml:id="ct212130240" text:id="ct212130240">
          <text:insertion>
            <office:change-info>
              <dc:creator>Alba Neila</dc:creator>
              <dc:date>2013-11-20T11:43:00</dc:date>
            </office:change-info>
          </text:insertion>
        </text:changed-region>
        <text:changed-region xml:id="ct212130032" text:id="ct212130032">
          <text:insertion>
            <office:change-info>
              <dc:creator>Alba Neila</dc:creator>
              <dc:date>2013-11-20T11:11:00</dc:date>
            </office:change-info>
          </text:insertion>
        </text:changed-region>
        <text:changed-region xml:id="ct212270456" text:id="ct212270456">
          <text:insertion>
            <office:change-info>
              <dc:creator>Alba Neila</dc:creator>
              <dc:date>2013-11-14T14:28:00</dc:date>
            </office:change-info>
          </text:insertion>
        </text:changed-region>
        <text:changed-region xml:id="ct103811944" text:id="ct103811944">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103811840" text:id="ct103811840">
          <text:deletion>
            <office:change-info>
              <dc:creator>Alba Neila</dc:creator>
              <dc:date>2013-11-14T10:46:00</dc:date>
            </office:change-info>
            <text:h text:style-name="Heading_20_2" text:outline-level="2"/>
            <text:h text:style-name="Heading_20_1" text:outline-level="1"><text:span text:style-name="T1"/></text:h>
          </text:deletion>
        </text:changed-region>
        <text:changed-region xml:id="ct103781248" text:id="ct103781248">
          <text:deletion>
            <office:change-info>
              <dc:creator>Alba Neila</dc:creator>
              <dc:date>2013-11-14T14:29:00</dc:date>
            </office:change-info>
            <text:h text:style-name="Heading_20_1" text:outline-level="1"><text:span text:style-name="T1">RF 1</text:span>: Se desarrollará una aplicación web que permita la realización de ejercicios de transcripción paleográfica.</text:h>
            <text:list xml:id="list1142752959560787865"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31677743"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3891703046846982808"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31666170" text:continue-list="list31677743"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31670376"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4">git-smc</text:span>]RNF 5: Tecnologías: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1682081" text:continue-list="list3891703046846982808"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31693732" text:continue-list="list31670376"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7673147792020867023" text:style-name="L2">
              <text:list-item>
                <text:p text:style-name="P8">Código.</text:p>
              </text:list-item>
              <text:list-item>
                <text:p text:style-name="P8">Nombre.preparado</text:p>
              </text:list-item>
            </text:list>
            <text:list xml:id="list1577709461213671179" text:style-name="L3">
              <text:list-item>
                <text:p text:style-name="P9">Descripción. desde que se obtuvo el repositorioa</text:p>
              </text:list-item>
            </text:list>
            <text:p text:style-name="P10"><text:s/></text:p>
            <text:p text:style-name="P11">l</text:p>
            <text:p text:style-name="P11"/>
            <text:list xml:id="list31667206" text:continue-list="list7673147792020867023" text:style-name="L2">
              <text:list-item>
                <text:p text:style-name="P8">Profesor responsable. cada una de las versiones de una</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1447834017857985440" text:style-name="L4">
              <text:list-item>
                <text:p text:style-name="P12">Código.</text:p>
              </text:list-item>
              <text:list-item>
                <text:p text:style-name="P12">Nombre.</text:p>
              </text:list-item>
              <text:list-item>
                <text:p text:style-name="P12">Tipo de escritura (opcional).</text:p>
              </text:list-item>
              <text:list-item>
                <text:p text:style-name="P12">Fecha (opcional).</text:p>
              </text:list-item>
              <text:list-item>
                <text:p text:style-name="P12">Descripción.</text:p>
              </text:list-item>
              <text:list-item>
                <text:p text:style-name="P12">Nivel de dificultad (bajo, intermedio, alto).</text:p>
              </text:list-item>
              <text:list-item>
                <text:p text:style-name="P12">Imagen.</text:p>
              </text:list-item>
              <text:list-item>
                <text:p text:style-name="P12">Transcripción.</text:p>
              </text:list-item>
            </text:list>
            <text:p text:style-name="P13"><text:span text:style-name="T5">RI 4</text:span>: Para cada <text:span text:style-name="T3">colección</text:span> de documentos, se almacenará la siguiente información:</text:p>
            <text:list xml:id="list2813334883476789211" text:style-name="L5">
              <text:list-item>
                <text:p text:style-name="P14">Código.</text:p>
              </text:list-item>
              <text:list-item>
                <text:p text:style-name="P14">Nombre.</text:p>
              </text:list-item>
              <text:list-item>
                <text:p text:style-name="P14">Descripción.nu</text:p>
              </text:list-item>
              <text:list-item>
                <text:p text:style-name="P14">Orden de los documentos.</text:p>
              </text:list-item>
            </text:list>
            <text:p text:style-name="P13"><text:span text:style-name="T5">RI 5</text:span>: Para cada <text:span text:style-name="T3">ejercicio</text:span>, se almacenará la siguiente información:</text:p>
            <text:list xml:id="list1719220158514496023" text:style-name="L6">
              <text:list-item>
                <text:p text:style-name="P15">Código.</text:p>
              </text:list-item>
              <text:list-item>
                <text:p text:style-name="P16">Nivel de dificultad en la realización.</text:p>
              </text:list-item>
              <text:list-item>
                <text:p text:style-name="P16"><text:s/>Objetivo.</text:p>
              </text:list-item>
            </text:list>
            <text:h text:style-name="Heading_20_2" text:outline-level="2">Requisitos de Interfaz</text:h>
            <text:list xml:id="list31684948" text:continue-list="list31693732" text:style-name="WWNum3">
              <text:list-header>
                <text:p text:style-name="P1"><text:span text:style-name="T5">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103812048" text:id="ct103812048">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change-start text:change-id="ct103777712"/>UNIVERSIDAD DE BURGOS</text:p>
      <text:p text:style-name="P31">ESCUELA POLITÉCNICA SUPERIOR</text:p>
      <text:p text:style-name="P32"/>
      <text:p text:style-name="P30">MÁSTER UNIVERSITARIO EN INGENIERÍA INFORMÁTICA</text:p>
      <text:p text:style-name="P29"/>
      <text:p text:style-name="P28"><draw:frame draw:style-name="fr7" draw:name="gráficos1" text:anchor-type="paragraph" svg:width="5.56cm" svg:height="7.999cm" draw:z-index="0"><draw:image xlink:href="Pictures/2000000B0000232E0000380CB876C5BE.svm" xlink:type="simple" xlink:show="embed" xlink:actuate="onLoad"/></draw:frame></text:p>
      <text:p text:style-name="P26">TRABAJO FIN DE MÁSTER</text:p>
      <text:p text:style-name="P27">Aplicación web para la realización de ejercicios paleográficos</text:p>
      <text:p text:style-name="P23"/>
      <text:p text:style-name="P23"/>
      <text:p text:style-name="P26">MEMORIA</text:p>
      <text:p text:style-name="P5"/>
      <text:p text:style-name="P5"/>
      <text:p text:style-name="P23"><text:change-end text:change-id="ct103777712"/></text:p>
      <text:section text:style-name="Sect1" text:name="Sección1">
        <text:p text:style-name="P4"><text:change-start text:change-id="ct103778128"/>Tutor</text:p>
        <text:p text:style-name="P5">Álvaro Herrero Cosio</text:p>
        <text:p text:style-name="P4">Autora</text:p>
        <text:p text:style-name="P5">Alba Neila Neila</text:p>
        <text:p text:style-name="P4"><text:change-end text:change-id="ct103778128"/><text:change-start text:change-id="ct103778232"/>Colaboración</text:p>
        <text:p text:style-name="P5">Sonia Serna<text:change-end text:change-id="ct103778232"/></text:p>
      </text:section>
      <text:p text:style-name="P30"><text:change-start text:change-id="ct103777816"/></text:p>
      <text:p text:style-name="P30"/>
      <text:p text:style-name="P25">Burgos, Febrero 2014<text:change-end text:change-id="ct103777816"/><text:change-start text:change-id="ct103778336"/></text:p>
      <text:h text:style-name="Heading_20_1" text:outline-level="1"><text:soft-page-break/>Introducción</text:h>
      <text:h text:style-name="Heading_20_1" text:outline-level="1">Objetivos</text:h>
      <text:h text:style-name="Heading_20_1" text:outline-level="1">Conceptos teóricos</text:h>
      <text:h text:style-name="Heading_20_1" text:outline-level="1">Técnicas y herramientas</text:h>
      <text:h text:style-name="Heading_20_2" text:outline-level="2" text:restart-numbering="true" text:start-value="-1">4.1. Control de versiones</text:h>
      <text:p text:style-name="Standard">El <text:span text:style-name="T3">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749486396246163972" text:style-name="L7">
        <text:list-item>
          <text:p text:style-name="P39"><text:span text:style-name="T1">Locales</text:span>: el método más básico. Consiste en copiar las distintas versiones en directorios diferentes, guardando por ejemplo, la fecha, hora y una descripción de los cambios realizados en una base de datos. </text:p>
          <text:p text:style-name="P39">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39"><text:span text:style-name="T1">Centralizados</text:span>: estos sistemas cuentan con un servidor central que contiene todos los archivos versionados. Los clientes se descargan los archivos, realizan cambios y los vuelven a enviar al servidor. <text:change-end text:change-id="ct103778336"/><text:change-start text:change-id="ct103778440"/><text:s/>Si este falla o se corrompe se paraliza el desarrollo o se puede llegar a perder todo el trabajo.<text:change-end text:change-id="ct103778440"/><text:change-start text:change-id="ct103778544"/></text:p>
        </text:list-item>
      </text:list>
      <text:p text:style-name="Standard"><text:tab/>Algunas de las herramientas más utilizadas son S<text:span text:style-name="T3">ubversion</text:span> y <text:span text:style-name="T3">CVS</text:span>.<text:change-end text:change-id="ct103778544"/><text:change-start text:change-id="ct103778648"/></text:p>
      <text:list xml:id="list31681167" text:continue-numbering="true" text:style-name="L7">
        <text:list-item>
          <text:p text:style-name="P39"><text:span text:style-name="T1">Distribuidos</text:span>: estos sistemas se caracterizan porque no hay un repositorio central. Cada cliente realiza una copia completa del repositorio del proyecto, generándose un repositorio local.<text:change-end text:change-id="ct103778648"/><text:change-start text:change-id="ct103778752"/> De modo que si un servidor falla, es posible restaurarlo mediante las copias de otros clientes.<text:change-end text:change-id="ct103778752"/><text:change-start text:change-id="ct103778856"/><text:tab/><text:change-end text:change-id="ct103778856"/><text:change-start text:change-id="ct103778960"/> <text:change-end text:change-id="ct103778960"/><text:change-start text:change-id="ct103779064"/></text:p>
          <text:p text:style-name="P39">Algunas de las herramientas más utilizadas son Mercurial y Git.</text:p>
          <text:p text:style-name="P50">Este última es la que se va a utilizar como sistema de control de versiones en el desarrollo de este proyecto.<text:change-end text:change-id="ct103779064"/><text:change-start text:change-id="ct103779168"/> Ha sido elegida por<text:change-end text:change-id="ct103779168"/><text:change-start text:change-id="ct103779272"/>que nos permite trabajar<text:change-end text:change-id="ct103779272"/><text:change-start text:change-id="ct103779376"/> sin conexión a <text:change-end text:change-id="ct103779376"/><text:change-start text:change-id="ct103779480"/>Internet, <text:change-end text:change-id="ct103779480"/><text:change-start text:change-id="ct103779584"/>haciendo <text:span text:style-name="T3">commits</text:span> en nuestra máquina local y dejando la sincronización de todos los cambios realizados para otro momento.<text:change-end text:change-id="ct103779584"/><text:change-start text:change-id="ct103779688"/> Además de por ser flexible y rápido<text:change-end text:change-id="ct103779688"/><text:change-start text:change-id="ct103779792"/>, ya que realiza los cambios en local y está escrito en C, lo que reduce la sobrecarga del tiempo de ejecución asociado a lenguajes de alto nivel.</text:p>
          <text:p text:style-name="P58"><text:soft-page-break/>[git-scm]<text:note text:id="ftn1" text:note-class="endnote"><text:note-citation>i</text:note-citation><text:note-body><text:p text:style-name="Endnote"><text:a xlink:type="simple" xlink:href="http://git-scm.com/">http://git-scm.com</text:a> </text:p></text:note-body></text:note></text:p>
        </text:list-item>
      </text:list>
      <text:h text:style-name="P52" text:outline-level="3"><text:change-end text:change-id="ct103779792"/><text:change-start text:change-id="ct103779896"/>4.1.1. Git</text:h>
      <text:p text:style-name="P51"><draw:frame draw:style-name="fr4" draw:name="Marco4" text:anchor-type="paragraph" svg:x="0.051cm" svg:y="0.085cm" svg:width="1.351cm" draw:z-index="5"><draw:text-box fo:min-height="0.884cm"><text:p text:style-name="Frame_20_contents"/></draw:text-box></draw:frame><text:span text:style-name="T3">Git</text:span> es un software de control de versiones distribuido, inicialmente desarrollado por Linus Torvalds, el creador de Linux.</text:p>
      <text:p text:style-name="Standard">Es distribuido bajo la licencia GPLv2, lo <text:span text:style-name="T11">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1" draw:name="Marco1" text:anchor-type="paragraph" svg:width="9.98cm" draw:z-index="1"><draw:text-box fo:min-height="3.09cm"><text:p text:style-name="Illustration"><draw:frame draw:style-name="fr8" draw:name="gráficos2" text:anchor-type="paragraph" svg:x="0.004cm" svg:y="0.002cm" svg:width="9.98cm" style:rel-width="100%" svg:height="3.09cm" style:rel-height="scale" draw:z-index="2"><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p></draw:text-box></draw:frame></text:p>
      <text:list xml:id="list3427532034662430534" text:style-name="L8">
        <text:list-item>
          <text:p text:style-name="P40"><text:span text:style-name="T12">Directorio de Git</text:span>: donde se almacenan los objetos que mantienen el historial con los cambios que se han producido en proyecto.</text:p>
        </text:list-item>
        <text:list-item>
          <text:p text:style-name="P40"><text:span text:style-name="T12">Directorio de trabajo</text:span>: contiene los archivos de la versión actual del proyecto sobre los que se realizan los cambios.</text:p>
        </text:list-item>
        <text:list-item>
          <text:p text:style-name="P40"><text:span text:style-name="T12">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31673926" text:continue-list="list1577709461213671179" text:style-name="L3">
        <text:list-item>
          <text:p text:style-name="P9">Modificado (<text:span text:style-name="T3">modified</text:span>): ha sido modificado desde que se obtuvo el repositorio pero todavía no se ha preparado para añadir a la base de datos. Se encuentra en el directorio de trabajo.</text:p>
        </text:list-item>
        <text:list-item>
          <text:p text:style-name="P9">Preparado (<text:span text:style-name="T3">staged</text:span>): ha sido modificado y ha sido marcado para que vaya en la próxima confirmación. Se encuentra en el área de preparación.</text:p>
        </text:list-item>
        <text:list-item>
          <text:p text:style-name="P9">Confirmado (<text:span text:style-name="T3">committed</text:span>): se encuentra almacenado de forma segura en la base de datos local, en el directorio de Git.</text:p>
        </text:list-item>
      </text:list>
      <text:h text:style-name="Heading_20_2" text:outline-level="2">4.2. GitHub</text:h>
      <text:p text:style-name="Standard"><draw:frame draw:style-name="fr3" draw:name="Marco3" text:anchor-type="paragraph" svg:x="0.201cm" svg:y="-0.108cm" svg:width="1.36cm" draw:z-index="4"><draw:text-box fo:min-height="1.05cm"><text:p text:style-name="Frame_20_contents"/></draw:text-box></draw:frame><text:span text:style-name="T14">E</text:span>s una plataforma de desarrollo colaborativo de software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7790195678259890880" text:style-name="L9">
        <text:list-item>
          <text:p text:style-name="P41"><text:soft-page-break/>Una wiki y una página web para cada proyecto</text:p>
        </text:list-item>
        <text:list-item>
          <text:p text:style-name="P41">Un gráfico que muestra cómo los desarrolladores trabajan en sus repositorios<text:change-end text:change-id="ct103779896"/><text:change-start text:change-id="ct103780000"/></text:p>
        </text:list-item>
        <text:list-item>
          <text:p text:style-name="P41">Un sistema de seguimiento de problemas, que permite a<text:change-end text:change-id="ct103780000"/><text:change-start text:change-id="ct103780104"/> los miembros de tu equipo detallar problemas con tu software o realizar sugerencias.<text:change-end text:change-id="ct103780104"/></text:p>
        </text:list-item>
        <text:list-item>
          <text:p text:style-name="P41"><text:change-start text:change-id="ct103780312"/>Un visor de ramas donde se pueden comparar los progresos realizados en las distintas ramas de un repositorio.<text:change-end text:change-id="ct103780312"/><text:change-start text:change-id="ct103781144"/></text:p>
        </text:list-item>
        <text:list-item>
          <text:p text:style-name="P41">Funcionalidades de tipo red social, como la posibilidad tener seguidores que miran tu proyecto.</text:p>
        </text:list-item>
        <text:list-item>
          <text:p text:style-name="P41">Funcionalidades para contribuir a mejorar el software de los demás, como la realización de forks<text:note text:id="ftn2" text:note-class="footnote"><text:note-citation>1</text:note-citation><text:note-body><text:p text:style-name="Footnote"><text:change-start text:change-id="ct103780416"/>Un fork consiste en clonar un repositorio ajeno (generar una copia en tu ordenador) para eliminar algún bug o <text:change-end text:change-id="ct103780416"/><text:change-start text:change-id="ct103780520"/>modificar cosas de él.<text:change-end text:change-id="ct103780520"/></text:p></text:note-body></text:note> y la solicitud de pulls<text:note text:id="ftn3" text:note-class="footnote"><text:note-citation>2</text:note-citation><text:note-body><text:p text:style-name="Footnote"><text:change-start text:change-id="ct103780624"/>Una vez realizadas las modificaciones<text:change-end text:change-id="ct103780624"/><text:change-start text:change-id="ct103780728"/> (fork), se puede enviar un pull al dueño del proyecto para que analice los cambios y si lo considera oportuno<text:change-end text:change-id="ct103780728"/><text:change-start text:change-id="ct103780832"/>, los adjunte con el repositorio original.<text:change-end text:change-id="ct103780832"/></text:p></text:note-body></text:note>.</text:p>
        </text:list-item>
      </text:list>
      <text:p text:style-name="Standard"><text:span text:style-name="T3">GitHub</text:span>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p>
      <text:p text:style-name="Referencia">[Conociendogithub]<text:note text:id="ftn4" text:note-class="endnote"><text:note-citation>ii</text:note-citation><text:note-body><text:p text:style-name="Endnote"><text:change-start text:change-id="ct103780936"/><text:a xlink:type="simple" xlink:href="http://conociendogithub.readthedocs.org/">http://conociendogithub.readthedocs.org</text:a> <text:change-end text:change-id="ct103780936"/></text:p></text:note-body></text:note></text:p>
      <text:h text:style-name="Heading_20_3" text:outline-level="3">4.2.1. GitHub Windows</text:h>
      <text:p text:style-name="Standard"><draw:frame draw:style-name="fr2" draw:name="Marco2" text:anchor-type="paragraph" svg:y="0.051cm" svg:width="1.462cm" draw:z-index="3"><draw:text-box fo:min-height="1.21cm"><text:p text:style-name="Frame_20_contents"/></draw:text-box></draw:frame>Es una aplicación cliente que se ejecuta en Windows XP, Vista, 7 y 8, y que al igual que <text:span text:style-name="T3">GitHub</text:span>,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span text:style-name="T3">GitHub</text:span>.</text:p>
      <text:p text:style-name="Referencia">[GitHub for Windows]<text:note text:id="ftn5" text:note-class="endnote"><text:note-citation>iii</text:note-citation><text:note-body><text:p text:style-name="Endnote"><text:change-start text:change-id="ct103781040"/><text:a xlink:type="simple" xlink:href="http://windows.github.com/">http://windows.github.com/</text:a> <text:change-end text:change-id="ct103781040"/></text:p></text:note-body></text:note></text:p>
      <text:h text:style-name="Heading_20_2" text:outline-level="2">4.3. Aptana Studio 3</text:h>
      <text:p text:style-name="Standard"><draw:frame draw:style-name="fr5" draw:name="Marco5" text:anchor-type="paragraph" svg:x="0.201cm" svg:y="-0.108cm" svg:width="1.462cm" draw:z-index="6"><draw:text-box fo:min-height="0.85cm"><text:p text:style-name="Frame_20_contents"/></draw:text-box></draw:frame>Es un entorno de desarrollo integrado de software libre, basado en Eclipse y desarrollado por Aptana Inc. Nos permite crear y probar páginas y aplicaciones web dinámicas en un único entorno. Tiene licencia GNU y es multiplataforma.</text:p>
      <text:p text:style-name="Referencia">[Wiki Aptana Studio]<text:note text:id="ftn0" text:note-class="endnote"><text:note-citation>iv</text:note-citation><text:note-body><text:p text:style-name="Endnote"><text:change-start text:change-id="ct103159040"/><text:a xlink:type="simple" xlink:href="http://es.wikipedia.org/wiki/Aptana_Studio">http://es.wikipedia.org/wiki/Aptana_Studio</text:a> <text:change-end text:change-id="ct103159040"/></text:p></text:note-body></text:note></text:p>
      <text:p text:style-name="Standard">Entre sus características destacan:</text:p>
      <text:list xml:id="list8283642962889151412" text:style-name="L10">
        <text:list-item>
          <text:p text:style-name="P44">Asistente de código para HTML, CSS y JavaScript, y soporte para <text:change-end text:change-id="ct103781144"/><text:change-start text:change-id="ct211672592"/>las últimas especificaciones de HTML5, CSS3, Ruby, Rails, Php, Ajax, Python y Adobe AIR.<text:change-end text:change-id="ct211672592"/><text:change-start text:change-id="ct211679248"/></text:p>
        </text:list-item>
        <text:list-item>
          <text:p text:style-name="P44"><text:soft-page-break/>Integración con Git, permitiendo almacenar proyectos creados bajo este sistema de control de versiones y facilitando el realizar las labores típicas de Git.</text:p>
        </text:list-item>
        <text:list-item>
          <text:p text:style-name="P44">Terminal integrado en la interfaz para ejecutar comandos.</text:p>
        </text:list-item>
        <text:list-item>
          <text:p text:style-name="P44">Depurador integrado, que permite establecer puntos de ruptura, inspeccionar variables y controlar la ejecución.</text:p>
        </text:list-item>
        <text:list-item>
          <text:p text:style-name="P44">Asistente de despliegue, que incluye configuraciones sencillas para la sincronización de múltiples protocolos, y ofrece la posibilidad de publicar los proyectos de Ruby y Rails en servicios de alojamiento, como Heroku y Engine Yard.<text:note text:id="ftn8" text:note-class="footnote"><text:note-citation>3</text:note-citation><text:note-body><text:p text:style-name="Footnote"><text:change-start text:change-id="ct212271288"/>S<text:change-end text:change-id="ct212271288"/><text:change-start text:change-id="ct212271912"/>on servicios de hospedaje de aplicaciones en la nube.<text:change-end text:change-id="ct212271912"/></text:p></text:note-body></text:note></text:p>
        </text:list-item>
        <text:list-item>
          <text:p text:style-name="P44">Personalización del IDE según nuestras necesidades de lenguaje de desarrollo y preferencia de colores.</text:p>
        </text:list-item>
        <text:list-item>
          <text:p text:style-name="P44">Compatibilidad para instalarse como extensión de Eclipse (versión 3.5 o superior).</text:p>
        </text:list-item>
      </text:list>
      <text:p text:style-name="Standard">Según los datos publicados en la página oficial de Aptana, la aplicación cuento con un total de 6.144.699 descargas, lo que demuestra que es una aplicación muy popular y demandada por los usuarios.</text:p>
      <text:p text:style-name="Referencia">[Aptana]<text:note text:id="ftn6" text:note-class="endnote"><text:note-citation>v</text:note-citation><text:note-body><text:p text:style-name="Endnote"><text:a xlink:type="simple" xlink:href="http://www.aptana.com/products/studio3">http://www.aptana.com/products/studio3</text:a> </text:p></text:note-body></text:note> [Bilib]<text:note text:id="ftn7" text:note-class="endnote"><text:note-citation>vi</text:note-citation><text:note-body><text:p text:style-name="Endnote"><text:a xlink:type="simple" xlink:href="http://www.bilib.es/recursos/analisis-de-aplicaciones/analisis/doc/analisis-de-aplicacion-aptana-studio-3-1/">http://www.bilib.es/recursos/analisis-de-aplicaciones/analisis/doc/analisis-de-aplicacion-aptana-studio-3-1/</text:a> </text:p></text:note-body></text:note></text:p>
      <text:h text:style-name="Heading_20_2" text:outline-level="2"><text:change-end text:change-id="ct211679248"/><text:change-start text:change-id="ct212271392"/><text:s/><text:change-end text:change-id="ct212271392"/><text:change-start text:change-id="ct212271808"/>4.4. XAMPP</text:h>
      <text:p text:style-name="Standard"><draw:frame draw:style-name="fr6" draw:name="Marco6" text:anchor-type="paragraph" svg:x="0.201cm" svg:y="-0.108cm" svg:width="1.462cm" draw:z-index="7"><draw:text-box fo:min-height="0.85cm"><text:p text:style-name="Frame_20_contents"/></draw:text-box></draw:frame><text:change-end text:change-id="ct212271808"/><text:change-start text:change-id="ct103159248"/>E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 X.</text:p>
      <text:p text:style-name="Standard">El nombre proviene del acrónimo: <text:span text:style-name="T1">X</text:span>, que significa “para cualquiera de los diferentes sistemas operativos”, <text:span text:style-name="T1">A</text:span>pache, <text:span text:style-name="T1">M</text:span>ySQL, <text:span text:style-name="T1">P</text:span>hp, <text:span text:style-name="T1">P</text:span>erl.</text:p>
      <text:p text:style-name="Standard"><text:span text:style-name="T3">XAMPP</text:span> 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p>
      <text:p text:style-name="Referencia"><text:change-end text:change-id="ct103159248"/><text:change-start text:change-id="ct212271600"/><text:s/><text:change-end text:change-id="ct212271600"/><text:change-start text:change-id="ct212270872"/>[Wiki XAMPP]<text:note text:id="ftn9" text:note-class="endnote"><text:note-citation>vii</text:note-citation><text:note-body><text:p text:style-name="Endnote"><text:change-start text:change-id="ct211714256"/><text:a xlink:type="simple" xlink:href="http://es.wikipedia.org/wiki/XAMPP">http://es.wikipedia.org/wiki/XAMPP</text:a> <text:change-end text:change-id="ct211714256"/></text:p></text:note-body></text:note> [Apachefriends]<text:change-end text:change-id="ct212270872"/><text:change-start text:change-id="ct211678624"/><text:note text:id="ftn10" text:note-class="endnote"><text:note-citation>viii</text:note-citation><text:note-body><text:p text:style-name="Endnote"><text:change-start text:change-id="ct211714360"/><text:a xlink:type="simple" xlink:href="http://www.apachefriends.org/es/xampp.html">http://www.apachefriends.org/es/xampp.html</text:a> <text:change-end text:change-id="ct211714360"/></text:p></text:note-body></text:note><text:change-end text:change-id="ct211678624"/><text:change-start text:change-id="ct212270664"/></text:p>
      <text:h text:style-name="Heading_20_2" text:outline-level="2">4.5. StarUML</text:h>
      <text:p text:style-name="Standard">Es una herramienta open source para el modelamiento de software, basándose en los estándares UML<text:note text:id="ftn11" text:note-class="footnote"><text:note-citation>4</text:note-citation><text:note-body><text:p text:style-name="Footnote"><text:change-start text:change-id="ct211679768"/>Unified Modeling Language<text:change-end text:change-id="ct211679768"/></text:p></text:note-body></text:note> y DMA<text:note text:id="ftn12" text:note-class="footnote"><text:note-citation>5</text:note-citation><text:note-body><text:p text:style-name="Footnote"><text:change-start text:change-id="ct212270976"/>Model Driven Arquitecture<text:change-end text:change-id="ct212270976"/></text:p></text:note-body></text:note>.</text:p>
      <text:p text:style-name="Standard">Nos permite la realización de una gran variedad de diagramas:</text:p>
      <text:list xml:id="list1130214039302432589" text:style-name="L12">
        <text:list-item>
          <text:p text:style-name="P45">diagramas de casos de uso, de clase, de secuencia, de colaboración, de estados, de actividad, de componentes, de despliegue y de composición estructural.</text:p>
        </text:list-item>
      </text:list>
      <text:p text:style-name="Standard"><text:soft-page-break/>Hemos elegido esta herramienta para modelar nuestra aplicación Web, ya que es open source y nos permite realizar todos los diagramas que necesitamos sin tener que utilizar más herramientas distintas.</text:p>
      <text:p text:style-name="Standard"/>
      <text:p text:style-name="Standard"><text:change-end text:change-id="ct212270664"/><text:change-start text:change-id="ct212130240"/><text:s/><text:change-end text:change-id="ct212130240"/><text:change-start text:change-id="ct212130032"/></text:p>
      <text:p text:style-name="Standard"><text:change-end text:change-id="ct212130032"/><text:change-start text:change-id="ct212270456"/></text:p>
      <text:p text:style-name="Standard"/>
      <text:p text:style-name="Standard"><text:span text:style-name="T13"/></text:p>
      <text:h text:style-name="Heading_20_1" text:outline-level="1">Aspectos relevantes</text:h>
      <text:h text:style-name="Heading_20_1" text:outline-level="1">Trabajos relacionados</text:h>
      <text:h text:style-name="Heading_20_1" text:outline-level="1">Conclusiones</text:h>
      <text:h text:style-name="Heading_20_1" text:outline-level="1">Líneas de trabajo futuras<text:change-end text:change-id="ct212270456"/><text:change text:change-id="ct103811944"/><text:change text:change-id="ct103811840"/><text:change text:change-id="ct103781248"/><text:change-start text:change-id="ct103812048"/></text:h>
      <text:h text:style-name="Heading_20_1" text:outline-level="1" text:is-list-header="true"><text:change-end text:change-id="ct10381204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Lucida Grande" svg:font-family="'Lucida Grande', Arial, 'Helvetica Neue', sans-serif"/>
    <style:font-face style:name="Mangal1" svg:font-family="Mangal"/>
    <style:font-face style:name="OpenSymbol" svg:font-family="OpenSymbol"/>
    <style:font-face style:name="Verdana" svg:font-family="Verdana, Geneva, sans-serif"/>
    <style:font-face style:name="Verdana1" svg:font-family="Verdana, Helvetica, Arial"/>
    <style:font-face style:name="sans-serif" svg:font-family="sans-serif"/>
    <style:font-face style:name="Arial1" svg:font-family="Arial, Arial"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09987848" text:id="ct209987848">
            <text:insertion>
              <office:change-info>
                <dc:creator>Alba Neila</dc:creator>
                <dc:date>2013-11-14T14:06:00</dc:date>
              </office:change-info>
            </text:insertion>
          </text:changed-region>
          <text:changed-region xml:id="ct209987952" text:id="ct209987952">
            <text:format-change>
              <office:change-info>
                <dc:creator>Alba Neila</dc:creator>
                <dc:date>2013-11-14T14:04:00</dc:date>
              </office:change-info>
            </text:format-change>
          </text:changed-region>
        </text:tracked-changes>
        <text:p text:style-name="MP1"><text:change-start text:change-id="ct209987848"/></text:p>
        <text:p text:style-name="MP2"><text:change-end text:change-id="ct209987848"/><text:change-start text:change-id="ct209987952"/>TFM: Aplicación web para la realización de ejercicios paleográficos</text:p>
        <text:p text:style-name="MP3">Alba Neila Neila</text:p>
        <text:p text:style-name="MP4"><text:change-end text:change-id="ct209987952"/></text:p>
      </style:header>
      <style:footer>
        <text:p text:style-name="MP5">Página <text:page-number text:select-page="current">6</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92</meta:editing-cycles>
    <meta:creation-date>2013-10-23T08:35:00</meta:creation-date>
    <dc:date>2013-11-20T11:53:08.75</dc:date>
    <meta:editing-duration>PT14H12M59S</meta:editing-duration>
    <meta:generator>OpenOffice/4.0.1$Win32 OpenOffice.org_project/401m5$Build-9714</meta:generator>
    <dc:creator>Alba Neila</dc:creator>
    <meta:document-statistic meta:table-count="0" meta:image-count="2" meta:object-count="0" meta:page-count="7" meta:paragraph-count="179" meta:word-count="2322" meta:character-count="1484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